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rsid="00192814" officeooo:paragraph-rsid="00734a89"/>
    </style:style>
    <style:style style:name="P2" style:family="paragraph" style:parent-style-name="Text_20_body" style:list-style-name="L1" style:master-page-name="Standard">
      <style:paragraph-properties fo:margin-top="0cm" fo:margin-bottom="0cm" loext:contextual-spacing="false" fo:line-height="100%" fo:text-align="justify" style:justify-single-word="false" style:page-number="auto"/>
      <style:text-properties fo:font-size="9pt" fo:font-weight="normal" officeooo:rsid="0078ff20" officeooo:paragraph-rsid="0078ff20" style:font-size-asian="9pt" style:font-weight-asian="normal" style:font-size-complex="9pt" style:font-weight-complex="normal"/>
    </style:style>
    <style:style style:name="P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b690b" officeooo:paragraph-rsid="007b690b" style:font-size-asian="9pt" style:font-weight-asian="normal" style:font-size-complex="9pt" style:font-weight-complex="normal"/>
    </style:style>
    <style:style style:name="P4" style:family="paragraph" style:parent-style-name="Text_20_body" style:list-style-name="L2">
      <style:paragraph-properties fo:margin-top="0cm" fo:margin-bottom="0cm" loext:contextual-spacing="false" fo:line-height="100%" fo:text-align="justify" style:justify-single-word="false"/>
      <style:text-properties fo:font-size="9pt" fo:font-weight="normal" officeooo:rsid="007a3a12" officeooo:paragraph-rsid="008951cc" style:font-size-asian="9pt" style:font-weight-asian="normal" style:font-size-complex="9pt" style:font-weight-complex="normal"/>
    </style:style>
    <style:style style:name="P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839fc9" officeooo:paragraph-rsid="00839fc9" style:font-size-asian="9pt" style:font-weight-asian="normal" style:font-size-complex="9pt" style:font-weight-complex="normal"/>
    </style:style>
    <style:style style:name="P6"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1563f" officeooo:paragraph-rsid="0091563f" style:font-size-asian="9pt" style:font-weight-asian="normal" style:font-size-complex="9pt" style:font-weight-complex="normal"/>
    </style:style>
    <style:style style:name="P7"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21edf" officeooo:paragraph-rsid="00921edf" style:font-size-asian="9pt" style:font-weight-asian="normal" style:font-size-complex="9pt" style:font-weight-complex="normal"/>
    </style:style>
    <style:style style:name="P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3833a" officeooo:paragraph-rsid="0093833a" style:font-size-asian="9pt" style:font-weight-asian="normal" style:font-size-complex="9pt" style:font-weight-complex="normal"/>
    </style:style>
    <style:style style:name="P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0" style:family="paragraph" style:parent-style-name="Text_20_body" style:list-style-name="L4">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bb6a" officeooo:paragraph-rsid="0096bb6a" style:font-size-asian="9pt" style:font-weight-asian="normal" style:font-size-complex="9pt" style:font-weight-complex="normal"/>
    </style:style>
    <style:style style:name="P1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7fc7d" officeooo:paragraph-rsid="0097fc7d" style:font-size-asian="9pt" style:font-weight-asian="normal" style:font-size-complex="9pt" style:font-weight-complex="normal"/>
    </style:style>
    <style:style style:name="P1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a1a767" style:font-size-asian="9pt" style:font-weight-asian="normal" style:font-size-complex="9pt" style:font-weight-complex="normal"/>
    </style:style>
    <style:style style:name="P1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997823" style:font-size-asian="9pt" style:font-weight-asian="normal" style:font-size-complex="9pt" style:font-weight-complex="normal"/>
    </style:style>
    <style:style style:name="P1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a2651" officeooo:paragraph-rsid="009a2651" style:font-size-asian="9pt" style:font-weight-asian="normal" style:font-size-complex="9pt" style:font-weight-complex="normal"/>
    </style:style>
    <style:style style:name="P1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fae16" officeooo:paragraph-rsid="00cfae16" style:font-size-asian="9pt" style:font-weight-asian="normal" style:font-size-complex="9pt" style:font-weight-complex="normal"/>
    </style:style>
    <style:style style:name="P1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be6f2" officeooo:paragraph-rsid="009be6f2" style:font-size-asian="9pt" style:font-weight-asian="normal" style:font-size-complex="9pt" style:font-weight-complex="normal"/>
    </style:style>
    <style:style style:name="P1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db79a" officeooo:paragraph-rsid="009db79a" style:font-size-asian="9pt" style:font-weight-asian="normal" style:font-size-complex="9pt" style:font-weight-complex="normal"/>
    </style:style>
    <style:style style:name="P1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d4b8b" officeooo:paragraph-rsid="00cd4b8b" style:font-size-asian="9pt" style:font-weight-asian="normal" style:font-size-complex="9pt" style:font-weight-complex="normal"/>
    </style:style>
    <style:style style:name="P2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d4b8b" officeooo:paragraph-rsid="00d2ef85" style:font-size-asian="9pt" style:font-weight-asian="normal" style:font-size-complex="9pt" style:font-weight-complex="normal"/>
    </style:style>
    <style:style style:name="P2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fde14" officeooo:paragraph-rsid="009fde14" style:font-size-asian="9pt" style:font-weight-asian="normal" style:font-size-complex="9pt" style:font-weight-complex="normal"/>
    </style:style>
    <style:style style:name="P2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2ad4c" officeooo:paragraph-rsid="00a2ad4c" style:font-size-asian="9pt" style:font-weight-asian="normal" style:font-size-complex="9pt" style:font-weight-complex="normal"/>
    </style:style>
    <style:style style:name="P23"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488c8" officeooo:paragraph-rsid="00a488c8" style:font-size-asian="9pt" style:font-weight-asian="normal" style:font-size-complex="9pt" style:font-weight-complex="normal"/>
    </style:style>
    <style:style style:name="P24"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5cdfa" officeooo:paragraph-rsid="00a5cdfa" style:font-size-asian="9pt" style:font-weight-asian="normal" style:font-size-complex="9pt" style:font-weight-complex="normal"/>
    </style:style>
    <style:style style:name="P25"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b6c8" officeooo:paragraph-rsid="00a8b6c8" style:font-size-asian="9pt" style:font-weight-asian="normal" style:font-size-complex="9pt" style:font-weight-complex="normal"/>
    </style:style>
    <style:style style:name="P26"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f60a" officeooo:paragraph-rsid="00a8f60a" style:font-size-asian="9pt" style:font-weight-asian="normal" style:font-size-complex="9pt" style:font-weight-complex="normal"/>
    </style:style>
    <style:style style:name="P27"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9e3bc" style:font-size-asian="9pt" style:font-weight-asian="normal" style:font-size-complex="9pt" style:font-weight-complex="normal"/>
    </style:style>
    <style:style style:name="P28"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bbd1b" style:font-size-asian="9pt" style:font-weight-asian="normal" style:font-size-complex="9pt" style:font-weight-complex="normal"/>
    </style:style>
    <style:style style:name="P29"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d5d0e" officeooo:paragraph-rsid="00ad5d0e" style:font-size-asian="9pt" style:font-weight-asian="normal" style:font-size-complex="9pt" style:font-weight-complex="normal"/>
    </style:style>
    <style:style style:name="P3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e8e5b" officeooo:paragraph-rsid="00ae8e5b" style:font-size-asian="9pt" style:font-weight-asian="normal" style:font-size-complex="9pt" style:font-weight-complex="normal"/>
    </style:style>
    <style:style style:name="P31"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3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33"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1b7f" officeooo:paragraph-rsid="00b41b7f" style:font-size-asian="9pt" style:font-weight-asian="normal" style:font-size-complex="9pt" style:font-weight-complex="normal"/>
    </style:style>
    <style:style style:name="P34"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ec6a" officeooo:paragraph-rsid="00b4ec6a" style:font-size-asian="9pt" style:font-weight-asian="normal" style:font-size-complex="9pt" style:font-weight-complex="normal"/>
    </style:style>
    <style:style style:name="P3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5e803" style:font-size-asian="9pt" style:font-weight-asian="normal" style:font-size-complex="9pt" style:font-weight-complex="normal"/>
    </style:style>
    <style:style style:name="P3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b47db" style:font-size-asian="9pt" style:font-weight-asian="normal" style:font-size-complex="9pt" style:font-weight-complex="normal"/>
    </style:style>
    <style:style style:name="P3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a5e17" officeooo:paragraph-rsid="00ba5e17" style:font-size-asian="9pt" style:font-weight-asian="normal" style:font-size-complex="9pt" style:font-weight-complex="normal"/>
    </style:style>
    <style:style style:name="P3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e4a72" officeooo:paragraph-rsid="00be4a72" style:font-size-asian="9pt" style:font-weight-asian="normal" style:font-size-complex="9pt" style:font-weight-complex="normal"/>
    </style:style>
    <style:style style:name="P3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faffe" officeooo:paragraph-rsid="00bfaffe" style:font-size-asian="9pt" style:font-weight-asian="normal" style:font-size-complex="9pt" style:font-weight-complex="normal"/>
    </style:style>
    <style:style style:name="P4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06405" officeooo:paragraph-rsid="00c06405" style:font-size-asian="9pt" style:font-weight-asian="normal" style:font-size-complex="9pt" style:font-weight-complex="normal"/>
    </style:style>
    <style:style style:name="P4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151e0" officeooo:paragraph-rsid="00c151e0" style:font-size-asian="9pt" style:font-weight-asian="normal" style:font-size-complex="9pt" style:font-weight-complex="normal"/>
    </style:style>
    <style:style style:name="P4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2d725" officeooo:paragraph-rsid="00c2d725" style:font-size-asian="9pt" style:font-weight-asian="normal" style:font-size-complex="9pt" style:font-weight-complex="normal"/>
    </style:style>
    <style:style style:name="P4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404fa" officeooo:paragraph-rsid="00c404fa" style:font-size-asian="9pt" style:font-weight-asian="normal" style:font-size-complex="9pt" style:font-weight-complex="normal"/>
    </style:style>
    <style:style style:name="P4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756d9" style:font-size-asian="9pt" style:font-weight-asian="normal" style:font-size-complex="9pt" style:font-weight-complex="normal"/>
    </style:style>
    <style:style style:name="P4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80073" style:font-size-asian="9pt" style:font-weight-asian="normal" style:font-size-complex="9pt" style:font-weight-complex="normal"/>
    </style:style>
    <style:style style:name="P4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75890d" style:font-size-asian="9pt" style:font-weight-asian="normal" style:font-size-complex="9pt" style:font-weight-complex="normal"/>
    </style:style>
    <style:style style:name="P4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80073" officeooo:paragraph-rsid="00c80073" style:font-size-asian="9pt" style:font-weight-asian="normal" style:font-size-complex="9pt" style:font-weight-complex="normal"/>
    </style:style>
    <style:style style:name="P48"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9fc75" officeooo:paragraph-rsid="00c9fc75" style:font-size-asian="9pt" style:font-weight-asian="normal" style:font-size-complex="9pt" style:font-weight-complex="normal"/>
    </style:style>
    <style:style style:name="P49"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ad11e" officeooo:paragraph-rsid="00cad11e" style:font-size-asian="9pt" style:font-weight-asian="normal" style:font-size-complex="9pt" style:font-weight-complex="normal"/>
    </style:style>
    <style:style style:name="P50"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beb3e" officeooo:paragraph-rsid="00cbeb3e" style:font-size-asian="9pt" style:font-weight-asian="normal" style:font-size-complex="9pt" style:font-weight-complex="normal"/>
    </style:style>
    <style:style style:name="P51" style:family="paragraph" style:parent-style-name="Text_20_body" style:list-style-name="L2">
      <style:paragraph-properties fo:margin-top="0cm" fo:margin-bottom="0cm" loext:contextual-spacing="false" fo:line-height="100%" fo:text-align="justify" style:justify-single-word="false"/>
      <style:text-properties fo:font-size="9pt" officeooo:rsid="0085e6ca" officeooo:paragraph-rsid="0085e6ca" style:font-size-asian="9pt" style:font-size-complex="9pt"/>
    </style:style>
    <style:style style:name="P52" style:family="paragraph" style:parent-style-name="Text_20_body" style:list-style-name="L2">
      <style:paragraph-properties fo:margin-top="0cm" fo:margin-bottom="0cm" loext:contextual-spacing="false" fo:line-height="100%" fo:text-align="justify" style:justify-single-word="false"/>
      <style:text-properties fo:font-size="9pt" officeooo:rsid="008b5b8c" officeooo:paragraph-rsid="008b5b8c" style:font-size-asian="9pt" style:font-size-complex="9pt"/>
    </style:style>
    <style:style style:name="P53" style:family="paragraph" style:parent-style-name="Text_20_body" style:list-style-name="L2">
      <style:paragraph-properties fo:margin-top="0cm" fo:margin-bottom="0cm" loext:contextual-spacing="false" fo:line-height="100%" fo:text-align="justify" style:justify-single-word="false"/>
      <style:text-properties fo:font-size="9pt" officeooo:rsid="008acd52" officeooo:paragraph-rsid="008acd52" style:font-size-asian="9pt" style:font-size-complex="9pt"/>
    </style:style>
    <style:style style:name="P54" style:family="paragraph" style:parent-style-name="Text_20_body" style:list-style-name="L2">
      <style:paragraph-properties fo:margin-top="0cm" fo:margin-bottom="0cm" loext:contextual-spacing="false" fo:line-height="100%" fo:text-align="justify" style:justify-single-word="false"/>
      <style:text-properties fo:font-size="9pt" officeooo:rsid="008b8aaf" officeooo:paragraph-rsid="008b8aaf" style:font-size-asian="9pt" style:font-size-complex="9pt"/>
    </style:style>
    <style:style style:name="P55" style:family="paragraph" style:parent-style-name="Text_20_body" style:list-style-name="L2">
      <style:paragraph-properties fo:margin-top="0cm" fo:margin-bottom="0cm" loext:contextual-spacing="false" fo:line-height="100%" fo:text-align="justify" style:justify-single-word="false"/>
      <style:text-properties fo:font-size="9pt" officeooo:rsid="008c3460" officeooo:paragraph-rsid="008c3460" style:font-size-asian="9pt" style:font-size-complex="9pt"/>
    </style:style>
    <style:style style:name="P56" style:family="paragraph" style:parent-style-name="Text_20_body" style:list-style-name="L2">
      <style:paragraph-properties fo:margin-top="0cm" fo:margin-bottom="0cm" loext:contextual-spacing="false" fo:line-height="100%" fo:text-align="justify" style:justify-single-word="false"/>
      <style:text-properties fo:font-size="9pt" officeooo:rsid="008eee45" officeooo:paragraph-rsid="008eee45" style:font-size-asian="9pt" style:font-size-complex="9pt"/>
    </style:style>
    <style:style style:name="T1" style:family="text">
      <style:text-properties fo:color="#ff0000" fo:font-weight="bold" style:font-weight-asian="bold" style:font-weight-complex="bold"/>
    </style:style>
    <style:style style:name="T2" style:family="text">
      <style:text-properties fo:color="#ff0000" fo:font-weight="bold" officeooo:rsid="00a66e4a" style:font-weight-asian="bold" style:font-weight-complex="bold"/>
    </style:style>
    <style:style style:name="T3" style:family="text">
      <style:text-properties style:font-name="Arial" fo:font-size="9pt" officeooo:rsid="0028d68b" style:font-size-asian="9pt" style:font-size-complex="9pt"/>
    </style:style>
    <style:style style:name="T4" style:family="text">
      <style:text-properties officeooo:rsid="008dcdeb"/>
    </style:style>
    <style:style style:name="T5" style:family="text">
      <style:text-properties officeooo:rsid="00997823"/>
    </style:style>
    <style:style style:name="T6" style:family="text">
      <style:text-properties officeooo:rsid="00d2ef85"/>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646052823681536" text:style-name="L1">
        <text:list-item>
          <text:p text:style-name="P2">Create database test1;</text:p>
        </text:list-item>
        <text:list-item>
          <text:p text:style-name="P3">Sub answers:</text:p>
        </text:list-item>
      </text:list>
      <text:list xml:id="list423734521765646077" text:style-name="L2">
        <text:list-item>
          <text:p text:style-name="P4">CREATE TABLE CUSTOMERS (ID INT NOT NULL, NAME VARCHAR(20) NOT NULL, AGE INT NOT NULL, ADDRESS VARCHAR(50), SALARY DECIMAL(18, 2), PRIMARY KEY(ID));</text:p>
        </text:list-item>
        <text:list-item>
          <text:p text:style-name="P51">CREATE TABLE ORDERS (OID INT NOT NULL, <text:span text:style-name="T1">DATE TIMESTAMP DEFAULT CURRENT_TIMESTAMP</text:span>, CUSTOMER_ID INT NOT NULL, AMOUNT DECIMAL(18, 2), PRIMARY KEY(OID), <text:span text:style-name="T1">CONSTRAINT ORDERS_OF_CUSTOMERS FOREIGN KEY(CUSTOMER_ID) REFERENCES CUSTOMERS(ID) ON DELETE CASCADE</text:span>);</text:p>
          <text:p text:style-name="P52">It is not important to provide the name of the constraint. The ORDERS table can also be created as follows:</text:p>
          <text:p text:style-name="P52">CREATE TABLE ORDERS (OID INT NOT NULL, DATE TIMESTAMP DEFAULT CURRENT_TIMESTAMP, CUSTOMER_ID INT NOT NULL, AMOUNT DECIMAL(18, 2), PRIMARY KEY(OID), FOREIGN KEY(CUSTOMER_ID) REFERENCES CUSTOMERS(ID) ON DELETE CASCADE);</text:p>
        </text:list-item>
        <text:list-item>
          <text:p text:style-name="P53">SHOW CREATE TABLE ORDERS;</text:p>
        </text:list-item>
        <text:list-item>
          <text:p text:style-name="P54">ALTER TABLE ORDERS DROP FOREIGN KEY ORDERS_OF_CUSTOMERS;</text:p>
          <text:p text:style-name="P54">If the name of the constraint is not given, then we can use the following:</text:p>
          <text:p text:style-name="P54">ALTER TABLE ORDERS DROP FOREIGN KEY;</text:p>
        </text:list-item>
        <text:list-item>
          <text:p text:style-name="P55">ALTER TABLE ORDERS ADD FOREIGN KEY(CUSTOMER_ID) REFERENCES CUSTOMERS(ID) <text:span text:style-name="T4">ON DELETE CASCADE</text:span>;</text:p>
        </text:list-item>
        <text:list-item>
          <text:p text:style-name="P56">use INFORMATION_SCHEMA;</text:p>
          <text:p text:style-name="P56">SELECT table_name FROM referential_constraints WHERE constraint_schema = 'test1' AND referenced_table_name = 'CUSTOMERS' AND delete_rule = 'CASCADE';</text:p>
        </text:list-item>
      </text:list>
      <text:list xml:id="list125207803609537" text:continue-list="list70646052823681536" text:style-name="L1">
        <text:list-item>
          <text:p text:style-name="P5">Sub answers:</text:p>
        </text:list-item>
      </text:list>
      <text:list xml:id="list8083178919327949370" text:style-name="L3">
        <text:list-item>
          <text:p text:style-name="P6">insert into CUSTOMERS(ID, NAME, AGE, ADDRESS, SALARY) values(1, 'Chetan', 25, 'Mumbai', 15000), (2, 'Shubham', 15, 'Patna', 5000), (3, 'Rahul', 35, 'Noida', 45000), (4, 'Chetan', 35, 'Pune', 65000), (5, 'Manish', 30, 'Allahabad', 3000), (6, 'Rakesh', 33, 'Lucknow', 12000), (7, 'Rahul', 22, 'Mumbai', 15000);</text:p>
        </text:list-item>
        <text:list-item>
          <text:p text:style-name="P7">insert into ORDERS(OID, CUSTOMER_ID, AMOUNT) values(1, 3, 350), (2, 4, 1500), (3, 7, 1100), (4, 1, 40), (5, 3, 400), (6, 5, 650), (7, 4, 300), (8, 1, 1500), (9, 2, 1800);</text:p>
        </text:list-item>
      </text:list>
      <text:list xml:id="list125208994042989" text:continue-list="list125207803609537" text:style-name="L1">
        <text:list-item>
          <text:p text:style-name="P8">insert into CUSTOMERS_TEMP(ID, NAME, AGE, ADDRESS, SALARY) select ID, NAME, AGE, ADDRESS, SALARY from CUSTOMERS;</text:p>
        </text:list-item>
        <text:list-item>
          <text:p text:style-name="P9">Sub answers:</text:p>
        </text:list-item>
      </text:list>
      <text:list xml:id="list1285612495814121023" text:style-name="L4">
        <text:list-item>
          <text:p text:style-name="P10">DELETE FROM CUSTOMERS_TEMP WHERE ID = 1;</text:p>
        </text:list-item>
        <text:list-item>
          <text:p text:style-name="P10">DELETE FROM CUSTOMERS_TEMP;</text:p>
        </text:list-item>
        <text:list-item>
          <text:p text:style-name="P10">DROP TABLE CUSTOMERS_TEMP;</text:p>
        </text:list-item>
      </text:list>
      <text:list xml:id="list125208613723032" text:continue-list="list125208994042989" text:style-name="L1">
        <text:list-item>
          <text:p text:style-name="P11">SELECT * FROM CUSTOMERS WHERE SALARY &gt; 40000 AND AGE = 35;</text:p>
        </text:list-item>
        <text:list-item>
          <text:p text:style-name="P12">UPDATE CUSTOMERS SET SALARY = 30000 WHERE NAME = 'Manish';</text:p>
        </text:list-item>
        <text:list-item>
          <text:p text:style-name="P13">select * from CUSTOMERS where NAME LIKE 'M%';</text:p>
          <text:p text:style-name="P14">select * from CUSTOMERS where SALARY LIKE '1____%';</text:p>
        </text:list-item>
        <text:list-item>
          <text:p text:style-name="P15">select * from CUSTOMERS where SALARY LIKE '1____%' LIMIT 1;</text:p>
        </text:list-item>
        <text:list-item>
          <text:p text:style-name="P16">select * from customers where salary like <text:span text:style-name="T5">'</text:span>%<text:span text:style-name="T5">' </text:span>limit 20, 10;</text:p>
        </text:list-item>
        <text:list-item>
          <text:p text:style-name="P17">SELECT * FROM CUSTOMERS WHERE SALARY &gt; 10000 ORDER BY NAME DESC, SALARY DESC;</text:p>
          <text:p text:style-name="P17">SELECT * FROM CUSTOMERS WHERE SALARY &gt; 10000 ORDER BY NAME DESC, SALARY;</text:p>
        </text:list-item>
        <text:list-item>
          <text:p text:style-name="P18">SELECT NAME, SUM(SALARY) FROM CUSTOMERS WHERE SALARY &gt; 5000 GROUP BY NAME;</text:p>
        </text:list-item>
        <text:list-item>
          <text:p text:style-name="P19">SELECT NAME, SUM(SALARY) FROM CUSTOMERS WHERE SALARY &gt; 5000 GROUP BY NAME ORDER BY SUM(SALARY) DESC;</text:p>
        </text:list-item>
        <text:list-item>
          <text:p text:style-name="P21">SELECT DISTINCT SALARY FROM CUSTOMERS WHERE SALARY &gt; 10000;</text:p>
        </text:list-item>
        <text:list-item>
          <text:p text:style-name="P20">SELECT NAME, SUM(SALARY) FROM CUSTOMERS WHERE SALARY &gt; 5000 GROUP BY NAME <text:span text:style-name="T6">HAVING SUM(SALARY) &gt; 10000</text:span> ORDER BY SUM(SALARY) DESC;</text:p>
        </text:list-item>
        <text:list-item>
          <text:p text:style-name="P22">Sub answers:</text:p>
        </text:list-item>
      </text:list>
      <text:list xml:id="list3995843007077331736" text:style-name="L5">
        <text:list-item>
          <text:p text:style-name="P23">select * from CUSTOMERS, ORDERS WHERE CUSTOMERS.ID = ORDERS.CUSTOMER_ID;</text:p>
        </text:list-item>
        <text:list-item>
          <text:p text:style-name="P24">select * from CUSTOMERS INNER JOIN ORDERS <text:span text:style-name="T2">ON</text:span> CUSTOMERS.ID = ORDERS.CUSTOMER_ID;</text:p>
        </text:list-item>
        <text:list-item>
          <text:p text:style-name="P25">select * from CUSTOMERS LEFT JOIN ORDERS <text:span text:style-name="T1">ON</text:span> CUSTOMERS.ID = ORDERS.CUSTOMER_ID;</text:p>
        </text:list-item>
        <text:list-item>
          <text:p text:style-name="P25">select * from CUSTOMERS RIGHT JOIN ORDERS <text:span text:style-name="T1">ON</text:span> CUSTOMERS.ID = ORDERS.CUSTOMER_ID;</text:p>
        </text:list-item>
        <text:list-item>
          <text:p text:style-name="P26">select * from CUSTOMERS LEFT JOIN ORDERS ON CUSTOMERS.ID = ORDERS.CUSTOMER_ID <text:span text:style-name="T1">UNION</text:span> select * from CUSTOMERS RIGHT JOIN ORDERS ON CUSTOMERS.ID = ORDERS.CUSTOMER_ID;</text:p>
        </text:list-item>
        <text:list-item>
          <text:p text:style-name="P27"><text:soft-page-break/>SELECT A.ID, A.NAME, A.AGE, A.ADDRESS, A.SALARY FROM CUSTOMERS A, CUSTOMERS B WHERE A.NAME = B.NAME AND A.ID != B.ID;</text:p>
          <text:p text:style-name="P28">See what happens when we do the following:</text:p>
          <text:p text:style-name="P28">SELECT * FROM CUSTOMERS A, CUSTOMERS B WHERE A.NAME = B.NAME AND A.ID != B.ID;</text:p>
        </text:list-item>
        <text:list-item>
          <text:p text:style-name="P29">select * from CUSTOMERS, ORDERS;</text:p>
        </text:list-item>
      </text:list>
      <text:list xml:id="list125209821134378" text:continue-list="list125208613723032" text:style-name="L1">
        <text:list-item>
          <text:p text:style-name="P30">Sub answers:</text:p>
        </text:list-item>
      </text:list>
      <text:list xml:id="list478683512235003447" text:style-name="L6">
        <text:list-item>
          <text:p text:style-name="P31">create index name_index on CUSTOMERS(NAME);</text:p>
        </text:list-item>
        <text:list-item>
          <text:p text:style-name="P33">create unique index name_index on CUSTOMERS(NAME);</text:p>
        </text:list-item>
        <text:list-item>
          <text:p text:style-name="P33">create index age_salary_index on CUSTOMERS(AGE, SALARY);</text:p>
        </text:list-item>
        <text:list-item>
          <text:p text:style-name="P34">show indexes from CUSTOMERS;</text:p>
        </text:list-item>
      </text:list>
      <text:list xml:id="list125208929901377" text:continue-list="list125209821134378" text:style-name="L1">
        <text:list-item>
          <text:p text:style-name="P32">alter table CUSTOMERS drop index name_index;</text:p>
        </text:list-item>
        <text:list-item>
          <text:p text:style-name="P35">select SALARY from CUSTOMERS order by SALARY desc limit 1, 1;</text:p>
          <text:p text:style-name="P37">SELECT max(SALARY) FROM CUSTOMERS WHERE SALARY &lt; (SELECT max(SALARY) FROM CUSTOMERS);</text:p>
        </text:list-item>
        <text:list-item>
          <text:p text:style-name="P36">select SALARY from CUSTOMERS order by SALARY desc limit 2, 1;</text:p>
        </text:list-item>
        <text:list-item>
          <text:p text:style-name="P38">select NAME, max(SALARY) from CUSTOMERS group by NAME;</text:p>
        </text:list-item>
        <text:list-item>
          <text:p text:style-name="P39">SELECT COUNT(*), ADDRESS from CUSTOMERS WHERE SALARY BETWEEN 10000 AND 50000 GROUP BY ADDRESS;</text:p>
        </text:list-item>
        <text:list-item>
          <text:p text:style-name="P40">select * from CUSTOMERS where UPPER(NAME) LIKE '%RA%';</text:p>
        </text:list-item>
        <text:list-item>
          <text:p text:style-name="P41">SELECT * FROM CUSTOMERS_TEMP a WHERE ID != (SELECT MIN(ID) FROM CUSTOMERS_TEMP b WHERE a.NAME=b.NAME);</text:p>
        </text:list-item>
        <text:list-item>
          <text:p text:style-name="P42">SELECT NAME, SALARY from CUSTOMERS where SALARY &gt; (SELECT AVG(SALARY) from CUSTOMERS);</text:p>
        </text:list-item>
        <text:list-item>
          <text:p text:style-name="P43">select m.name FROM Employee e, Employee m WHERE e.mgr_id = m.emp_id;</text:p>
        </text:list-item>
        <text:list-item>
          <text:p text:style-name="P44">SELECT CURRENT_DATE();</text:p>
        </text:list-item>
        <text:list-item>
          <text:p text:style-name="P47">Sub answers:</text:p>
        </text:list-item>
      </text:list>
      <text:list xml:id="list8379783984589451326" text:style-name="L7">
        <text:list-item>
          <text:p text:style-name="P48">SELECT NAME FROM CUSTOMERS WHERE NAME REGEXP '^ra';</text:p>
        </text:list-item>
        <text:list-item>
          <text:p text:style-name="P49">SELECT NAME FROM CUSTOMERS WHERE NAME REGEXP 'an$';</text:p>
        </text:list-item>
        <text:list-item>
          <text:p text:style-name="P50">SELECT NAME FROM CUSTOMERS WHERE NAME REGEXP 'hu';</text:p>
        </text:list-item>
      </text:list>
      <text:list xml:id="list125209565744082" text:continue-list="list125208929901377" text:style-name="L1">
        <text:list-item>
          <text:p text:style-name="P45">sntaohe</text:p>
        </text:list-item>
        <text:list-item>
          <text:p text:style-name="P46"/>
        </text:list-item>
      </text:list>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9</meta:editing-cycles>
    <meta:creation-date>2015-08-07T20:28:00</meta:creation-date>
    <dc:date>2017-04-09T12:52:07.666497171</dc:date>
    <meta:editing-duration>P7DT17H33M51S</meta:editing-duration>
    <meta:generator>LibreOffice/5.1.6.2$Linux_X86_64 LibreOffice_project/10m0$Build-2</meta:generator>
    <meta:document-statistic meta:table-count="0" meta:image-count="0" meta:object-count="0" meta:page-count="2" meta:paragraph-count="65" meta:word-count="741" meta:character-count="4750" meta:non-whitespace-character-count="412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